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3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 table:number-rows-repeated="5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HDMI: !!! Braucht HDMI Y cable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1];[.I11];[.K11];[.M11];[.O11])" office:value-type="string" office:string-value="" calcext:value-type="error">
            <text:p>#DIV/0!</text:p>
          </table:table-cell>
          <table:table-cell table:formula="of:=AVERAGE([.H11];[.J11];[.L11];[.N11];[.P11])" office:value-type="string" office:string-value="" calcext:value-type="error">
            <text:p>#DIV/0!</text:p>
          </table:table-cell>
          <table:table-cell table:number-columns-repeated="1018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10T14:28:38.033975569</dc:date>
    <meta:editing-duration>P4DT23H18M2S</meta:editing-duration>
    <meta:editing-cycles>53</meta:editing-cycles>
    <meta:document-statistic meta:table-count="4" meta:cell-count="13224" meta:object-count="0"/>
    <meta:user-defined meta:name=""/>
  </office:meta>
</office:document-meta>
</file>